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style:use-window-font-color="true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fadfaf</text:p>
      <text:p text:style-name="Standard">adadadfa</text:p>
      <text:p text:style-name="Standard">bądź się już źliśni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title</dc:title>
    <dc:description>comments</dc:description>
    <dc:subject>subject</dc:subject>
    <meta:initial-creator>user_0</meta:initial-creator>
    <meta:creation-date>2006-05-09T19:30:30</meta:creation-date>
    <dc:date>1601-01-01T01:06:31</dc:date>
    <meta:print-date>2113-01-01T00:00:00</meta:print-date>
    <meta:keyword>keywords</meta:keyword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6" meta:character-count="36"/>
  </office:meta>
</office:document-meta>
</file>